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3"/>
          <table:table-cell table:style-name="ce74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9" office:value-type="string" calcext:value-type="string">
            <text:p><text:s text:c="10"/>單位：平方公里；個；戶；人；%</text:p>
          </table:table-cell>
          <table:table-cell table:style-name="ce64"/>
          <table:table-cell table:style-name="ce74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0" office:value-type="string" calcext:value-type="string">
            <text:p>人口密度 ( 每平</text:p>
          </table:table-cell>
          <table:table-cell table:style-name="ce65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1" office:value-type="string" calcext:value-type="string">
            <text:p>方公里人口數 )</text:p>
          </table:table-cell>
          <table:table-cell table:style-name="ce66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06" calcext:value-type="float">
            <text:p><text:s text:c="3"/>606</text:p>
          </table:table-cell>
          <table:table-cell table:style-name="ce67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0" calcext:value-type="float">
            <text:p><text:s text:c="3"/>610</text:p>
          </table:table-cell>
          <table:table-cell table:style-name="ce67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7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19" calcext:value-type="float">
            <text:p><text:s text:c="3"/>619</text:p>
          </table:table-cell>
          <table:table-cell table:style-name="ce67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67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68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7" calcext:value-type="float">
            <text:p><text:s text:c="3"/>627</text:p>
          </table:table-cell>
          <table:table-cell table:style-name="ce69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29" calcext:value-type="float">
            <text:p><text:s text:c="3"/>629</text:p>
          </table:table-cell>
          <table:table-cell table:style-name="ce69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32" calcext:value-type="float">
            <text:p><text:s text:c="3"/>632</text:p>
          </table:table-cell>
          <table:table-cell table:style-name="ce68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4" calcext:value-type="float">
            <text:p><text:s text:c="3"/>634</text:p>
          </table:table-cell>
          <table:table-cell table:style-name="ce68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6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6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6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6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6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9"/>
          <table:table-cell table:style-name="ce31"/>
          <table:table-cell table:style-name="ce46"/>
          <table:table-cell table:style-name="ce31" table:number-columns-repeated="2"/>
          <table:table-cell table:style-name="ce57" table:number-columns-repeated="2"/>
          <table:table-cell table:style-name="ce70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7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7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7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" calcext:value-type="float">
            <text:p><text:s text:c="3"/>3.00</text:p>
          </table:table-cell>
          <table:table-cell table:style-name="ce75"/>
          <table:table-cell table:number-columns-repeated="1011"/>
        </table:table-row>
        <table:table-row table:style-name="ro4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7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" calcext:value-type="float">
            <text:p><text:s text:c="3"/>3.00</text:p>
          </table:table-cell>
          <table:table-cell table:style-name="ce75"/>
          <table:table-cell table:number-columns-repeated="1011"/>
        </table:table-row>
        <table:table-row table:style-name="ro4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7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2.99" calcext:value-type="float">
            <text:p><text:s text:c="3"/>2.99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32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7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2.99" calcext:value-type="float">
            <text:p><text:s text:c="3"/>2.99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58" calcext:value-type="float">
            <text:p><text:s text:c="3"/>147,858</text:p>
          </table:table-cell>
          <table:table-cell table:style-name="ce33" office:value-type="float" office:value="7735374" calcext:value-type="float">
            <text:p><text:s text:c="3"/>7,735,374</text:p>
          </table:table-cell>
          <table:table-cell table:style-name="ce47" office:value-type="float" office:value="23077191" calcext:value-type="float">
            <text:p><text:s text:c="3"/>23,077,191</text:p>
          </table:table-cell>
          <table:table-cell table:style-name="ce33" office:value-type="float" office:value="11629938" calcext:value-type="float">
            <text:p><text:s text:c="3"/>11,629,938</text:p>
          </table:table-cell>
          <table:table-cell table:style-name="ce33" office:value-type="float" office:value="11447253" calcext:value-type="float">
            <text:p><text:s text:c="3"/>11,447,25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1" office:value-type="float" office:value="2.98" calcext:value-type="float">
            <text:p><text:s text:c="3"/>2.98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9" office:value-type="string" calcext:value-type="string">
            <text:p>八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0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48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1" office:value-type="float" office:value="2.98" calcext:value-type="float">
            <text:p><text:s text:c="3"/>2.98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1" calcext:value-type="float">
            <text:p><text:s/>0.10</text:p>
          </table:table-cell>
          <table:table-cell table:style-name="ce23" office:value-type="float" office:value="0.19" calcext:value-type="float">
            <text:p><text:s/>0.19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57" calcext:value-type="float">
            <text:p>0.57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" calcext:value-type="float">
            <text:p><text:s/>0.31</text:p>
          </table:table-cell>
          <table:table-cell table:style-name="ce72" office:value-type="float" office:value="-1.32" calcext:value-type="float">
            <text:p>－ <text:s text:c="2"/>1.32</text:p>
          </table:table-cell>
          <table:table-cell table:style-name="ce76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41" office:value-type="float" office:value="0.00338162290846623" calcext:value-type="float">
            <text:p>0.00</text:p>
          </table:table-cell>
          <table:table-cell table:style-name="ce41" office:value-type="float" office:value="0.24" calcext:value-type="float">
            <text:p>0.24</text:p>
          </table:table-cell>
          <table:table-cell table:style-name="ce41" office:value-type="float" office:value="0.02" calcext:value-type="float">
            <text:p>0.02</text:p>
          </table:table-cell>
          <table:table-cell table:style-name="ce41" office:value-type="float" office:value="0.00347379323948245" calcext:value-type="float">
            <text:p>0.00</text:p>
          </table:table-cell>
          <table:table-cell table:style-name="ce41" office:value-type="float" office:value="0.04" calcext:value-type="float">
            <text:p>0.04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5" table:number-columns-repeated="6"/>
          <table:table-cell table:number-columns-repeated="2"/>
          <table:table-cell table:style-name="ce62" table:number-columns-spanned="2" table:number-rows-spanned="1"/>
          <table:covered-table-cell table:style-name="ce62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3"/>
          <table:table-cell table:style-name="ce74" table:number-columns-repeated="1012"/>
        </table:table-row>
        <table:table-row table:style-name="ro12">
          <table:table-cell table:style-name="ce77" office:value-type="string" office:string-value=" 中 華 民 國 98 年 8 月 底" calcext:value-type="string" table:number-columns-spanned="12" table:number-rows-spanned="1">
            <text:p><text:s text:c="2"/>中 華 民 國 98 年 8 月 底 </text:p>
          </table:table-cell>
          <table:covered-table-cell table:number-columns-repeated="10" table:style-name="ce84"/>
          <table:covered-table-cell table:style-name="ce102"/>
          <table:table-cell table:style-name="ce74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0" office:value-type="string" calcext:value-type="string">
            <text:p>人口密度 ( 每平</text:p>
          </table:table-cell>
          <table:table-cell table:style-name="ce65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1" office:value-type="string" calcext:value-type="string">
            <text:p>方公里人口數 )</text:p>
          </table:table-cell>
          <table:table-cell table:style-name="ce103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8" office:value-type="string" calcext:value-type="string">
            <text:p>總 <text:s text:c="6"/>計</text:p>
          </table:table-cell>
          <table:table-cell table:style-name="ce85" office:value-type="float" office:value="36191.4667" calcext:value-type="float">
            <text:p><text:s text:c="3"/>36,191.4667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63" calcext:value-type="float">
            <text:p><text:s text:c="3"/>147,863</text:p>
          </table:table-cell>
          <table:table-cell table:style-name="ce30" office:value-type="float" office:value="7753876" calcext:value-type="float">
            <text:p><text:s text:c="3"/>7,753,876</text:p>
          </table:table-cell>
          <table:table-cell table:style-name="ce30" office:value-type="float" office:value="23082125" calcext:value-type="float">
            <text:p><text:s text:c="3"/>23,082,125</text:p>
          </table:table-cell>
          <table:table-cell table:style-name="ce28" office:value-type="float" office:value="11630342" calcext:value-type="float">
            <text:p><text:s text:c="3"/>11,630,342</text:p>
          </table:table-cell>
          <table:table-cell table:style-name="ce38" office:value-type="float" office:value="11451783" calcext:value-type="float">
            <text:p><text:s text:c="3"/>11,451,783</text:p>
          </table:table-cell>
          <table:table-cell table:style-name="ce97" office:value-type="float" office:value="101.559224445661" calcext:value-type="float">
            <text:p><text:s/>102 </text:p>
          </table:table-cell>
          <table:table-cell table:style-name="ce97" office:value-type="float" office:value="637.77810364342" calcext:value-type="float">
            <text:p><text:s/>638 </text:p>
          </table:table-cell>
          <table:table-cell table:style-name="ce104" office:value-type="float" office:value="2.97684990061745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灣地區</text:p>
          </table:table-cell>
          <table:table-cell table:style-name="ce86" office:value-type="float" office:value="36008.1411" calcext:value-type="float">
            <text:p><text:s text:c="3"/>36,008.1411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7776" calcext:value-type="float">
            <text:p><text:s text:c="3"/>7,776</text:p>
          </table:table-cell>
          <table:table-cell table:style-name="ce29" office:value-type="float" office:value="146961" calcext:value-type="float">
            <text:p><text:s text:c="3"/>146,961</text:p>
          </table:table-cell>
          <table:table-cell table:style-name="ce42" office:value-type="float" office:value="7720603" calcext:value-type="float">
            <text:p><text:s text:c="3"/>7,720,603</text:p>
          </table:table-cell>
          <table:table-cell table:style-name="ce42" office:value-type="float" office:value="22981004" calcext:value-type="float">
            <text:p><text:s text:c="3"/>22,981,004</text:p>
          </table:table-cell>
          <table:table-cell table:style-name="ce29" office:value-type="float" office:value="11577190" calcext:value-type="float">
            <text:p><text:s text:c="3"/>11,577,190</text:p>
          </table:table-cell>
          <table:table-cell table:style-name="ce96" office:value-type="float" office:value="11403814" calcext:value-type="float">
            <text:p><text:s text:c="3"/>11,403,814</text:p>
          </table:table-cell>
          <table:table-cell table:style-name="ce97" office:value-type="float" office:value="101.520333460367" calcext:value-type="float">
            <text:p><text:s/>102 </text:p>
          </table:table-cell>
          <table:table-cell table:style-name="ce97" office:value-type="float" office:value="638.216894789939" calcext:value-type="float">
            <text:p><text:s/>638 </text:p>
          </table:table-cell>
          <table:table-cell table:style-name="ce104" office:value-type="float" office:value="2.97658149240416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6" office:value-type="float" office:value="35582.7487" calcext:value-type="float">
            <text:p><text:s text:c="3"/>35,582.7487</text:p>
          </table:table-cell>
          <table:table-cell table:style-name="ce29" office:value-type="float" office:value="335" calcext:value-type="float">
            <text:p><text:s text:c="3"/>335</text:p>
          </table:table-cell>
          <table:table-cell table:style-name="ce29" office:value-type="float" office:value="6873" calcext:value-type="float">
            <text:p><text:s text:c="3"/>6,873</text:p>
          </table:table-cell>
          <table:table-cell table:style-name="ce29" office:value-type="float" office:value="129023" calcext:value-type="float">
            <text:p><text:s text:c="3"/>129,023</text:p>
          </table:table-cell>
          <table:table-cell table:style-name="ce42" office:value-type="float" office:value="6177022" calcext:value-type="float">
            <text:p><text:s text:c="3"/>6,177,022</text:p>
          </table:table-cell>
          <table:table-cell table:style-name="ce42" office:value-type="float" office:value="18841559" calcext:value-type="float">
            <text:p><text:s text:c="3"/>18,841,559</text:p>
          </table:table-cell>
          <table:table-cell table:style-name="ce29" office:value-type="float" office:value="9556841" calcext:value-type="float">
            <text:p><text:s text:c="3"/>9,556,841</text:p>
          </table:table-cell>
          <table:table-cell table:style-name="ce96" office:value-type="float" office:value="9284718" calcext:value-type="float">
            <text:p><text:s text:c="3"/>9,284,718</text:p>
          </table:table-cell>
          <table:table-cell table:style-name="ce97" office:value-type="float" office:value="102.930869844405" calcext:value-type="float">
            <text:p><text:s/>103 </text:p>
          </table:table-cell>
          <table:table-cell table:style-name="ce97" office:value-type="float" office:value="529.513870860685" calcext:value-type="float">
            <text:p><text:s/>530 </text:p>
          </table:table-cell>
          <table:table-cell table:style-name="ce104" office:value-type="float" office:value="3.05026580769827" calcext:value-type="float">
            <text:p><text:s/>3.05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臺北縣</text:p>
          </table:table-cell>
          <table:table-cell table:style-name="ce87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25" calcext:value-type="float">
            <text:p><text:s text:c="3"/>1,025</text:p>
          </table:table-cell>
          <table:table-cell table:style-name="ce31" office:value-type="float" office:value="21824" calcext:value-type="float">
            <text:p><text:s text:c="3"/>21,824</text:p>
          </table:table-cell>
          <table:table-cell table:style-name="ce31" office:value-type="float" office:value="1363367" calcext:value-type="float">
            <text:p><text:s text:c="3"/>1,363,367</text:p>
          </table:table-cell>
          <table:table-cell table:style-name="ce31" office:value-type="float" office:value="3857840" calcext:value-type="float">
            <text:p><text:s text:c="3"/>3,857,840</text:p>
          </table:table-cell>
          <table:table-cell table:style-name="ce31" office:value-type="float" office:value="1922057" calcext:value-type="float">
            <text:p><text:s text:c="3"/>1,922,057</text:p>
          </table:table-cell>
          <table:table-cell table:style-name="ce31" office:value-type="float" office:value="1935783" calcext:value-type="float">
            <text:p><text:s text:c="3"/>1,935,783</text:p>
          </table:table-cell>
          <table:table-cell table:style-name="ce98" office:value-type="float" office:value="99.2909329196506" calcext:value-type="float">
            <text:p><text:s/>99 </text:p>
          </table:table-cell>
          <table:table-cell table:style-name="ce98" office:value-type="float" office:value="1879.51992010783" calcext:value-type="float">
            <text:p><text:s/>1,880 </text:p>
          </table:table-cell>
          <table:table-cell table:style-name="ce105" office:value-type="float" office:value="2.82964161520706" calcext:value-type="float">
            <text:p><text:s/>2.83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宜蘭縣</text:p>
          </table:table-cell>
          <table:table-cell table:style-name="ce87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51186" calcext:value-type="float">
            <text:p><text:s text:c="3"/>151,186</text:p>
          </table:table-cell>
          <table:table-cell table:style-name="ce31" office:value-type="float" office:value="461251" calcext:value-type="float">
            <text:p><text:s text:c="3"/>461,251</text:p>
          </table:table-cell>
          <table:table-cell table:style-name="ce31" office:value-type="float" office:value="235752" calcext:value-type="float">
            <text:p><text:s text:c="3"/>235,752</text:p>
          </table:table-cell>
          <table:table-cell table:style-name="ce31" office:value-type="float" office:value="225499" calcext:value-type="float">
            <text:p><text:s text:c="3"/>225,499</text:p>
          </table:table-cell>
          <table:table-cell table:style-name="ce98" office:value-type="float" office:value="104.54680508561" calcext:value-type="float">
            <text:p><text:s/>105 </text:p>
          </table:table-cell>
          <table:table-cell table:style-name="ce98" office:value-type="float" office:value="215.173352840476" calcext:value-type="float">
            <text:p><text:s/>215 </text:p>
          </table:table-cell>
          <table:table-cell table:style-name="ce105" office:value-type="float" office:value="3.0508843411427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桃園縣</text:p>
          </table:table-cell>
          <table:table-cell table:style-name="ce87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1" calcext:value-type="float">
            <text:p><text:s text:c="3"/>11,071</text:p>
          </table:table-cell>
          <table:table-cell table:style-name="ce31" office:value-type="float" office:value="648189" calcext:value-type="float">
            <text:p><text:s text:c="3"/>648,189</text:p>
          </table:table-cell>
          <table:table-cell table:style-name="ce31" office:value-type="float" office:value="1970358" calcext:value-type="float">
            <text:p><text:s text:c="3"/>1,970,358</text:p>
          </table:table-cell>
          <table:table-cell table:style-name="ce31" office:value-type="float" office:value="995986" calcext:value-type="float">
            <text:p><text:s text:c="3"/>995,986</text:p>
          </table:table-cell>
          <table:table-cell table:style-name="ce31" office:value-type="float" office:value="974372" calcext:value-type="float">
            <text:p><text:s text:c="3"/>974,372</text:p>
          </table:table-cell>
          <table:table-cell table:style-name="ce98" office:value-type="float" office:value="102.218249292878" calcext:value-type="float">
            <text:p><text:s/>102 </text:p>
          </table:table-cell>
          <table:table-cell table:style-name="ce98" office:value-type="float" office:value="1613.78561354482" calcext:value-type="float">
            <text:p><text:s/>1,614 </text:p>
          </table:table-cell>
          <table:table-cell table:style-name="ce105" office:value-type="float" office:value="3.03978932070739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新竹縣</text:p>
          </table:table-cell>
          <table:table-cell table:style-name="ce87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156313" calcext:value-type="float">
            <text:p><text:s text:c="3"/>156,313</text:p>
          </table:table-cell>
          <table:table-cell table:style-name="ce31" office:value-type="float" office:value="508157" calcext:value-type="float">
            <text:p><text:s text:c="3"/>508,157</text:p>
          </table:table-cell>
          <table:table-cell table:style-name="ce31" office:value-type="float" office:value="262181" calcext:value-type="float">
            <text:p><text:s text:c="3"/>262,181</text:p>
          </table:table-cell>
          <table:table-cell table:style-name="ce31" office:value-type="float" office:value="245976" calcext:value-type="float">
            <text:p><text:s text:c="3"/>245,976</text:p>
          </table:table-cell>
          <table:table-cell table:style-name="ce98" office:value-type="float" office:value="106.588041109702" calcext:value-type="float">
            <text:p><text:s/>107 </text:p>
          </table:table-cell>
          <table:table-cell table:style-name="ce98" office:value-type="float" office:value="355.967681115633" calcext:value-type="float">
            <text:p><text:s/>356 </text:p>
          </table:table-cell>
          <table:table-cell table:style-name="ce105" office:value-type="float" office:value="3.25089403952326" calcext:value-type="float">
            <text:p><text:s/>3.25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苗栗縣</text:p>
          </table:table-cell>
          <table:table-cell table:style-name="ce87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9" calcext:value-type="float">
            <text:p><text:s text:c="3"/>4,629</text:p>
          </table:table-cell>
          <table:table-cell table:style-name="ce31" office:value-type="float" office:value="169022" calcext:value-type="float">
            <text:p><text:s text:c="3"/>169,022</text:p>
          </table:table-cell>
          <table:table-cell table:style-name="ce31" office:value-type="float" office:value="560975" calcext:value-type="float">
            <text:p><text:s text:c="3"/>560,975</text:p>
          </table:table-cell>
          <table:table-cell table:style-name="ce31" office:value-type="float" office:value="292124" calcext:value-type="float">
            <text:p><text:s text:c="3"/>292,124</text:p>
          </table:table-cell>
          <table:table-cell table:style-name="ce31" office:value-type="float" office:value="268851" calcext:value-type="float">
            <text:p><text:s text:c="3"/>268,851</text:p>
          </table:table-cell>
          <table:table-cell table:style-name="ce98" office:value-type="float" office:value="108.65646770888" calcext:value-type="float">
            <text:p><text:s/>109 </text:p>
          </table:table-cell>
          <table:table-cell table:style-name="ce98" office:value-type="float" office:value="308.174700981682" calcext:value-type="float">
            <text:p><text:s/>308 </text:p>
          </table:table-cell>
          <table:table-cell table:style-name="ce105" office:value-type="float" office:value="3.31894664599875" calcext:value-type="float">
            <text:p><text:s/>3.32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中縣</text:p>
          </table:table-cell>
          <table:table-cell table:style-name="ce87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41" calcext:value-type="float">
            <text:p><text:s text:c="3"/>7,741</text:p>
          </table:table-cell>
          <table:table-cell table:style-name="ce31" office:value-type="float" office:value="456567" calcext:value-type="float">
            <text:p><text:s text:c="3"/>456,567</text:p>
          </table:table-cell>
          <table:table-cell table:style-name="ce31" office:value-type="float" office:value="1559703" calcext:value-type="float">
            <text:p><text:s text:c="3"/>1,559,703</text:p>
          </table:table-cell>
          <table:table-cell table:style-name="ce31" office:value-type="float" office:value="791840" calcext:value-type="float">
            <text:p><text:s text:c="3"/>791,840</text:p>
          </table:table-cell>
          <table:table-cell table:style-name="ce31" office:value-type="float" office:value="767863" calcext:value-type="float">
            <text:p><text:s text:c="3"/>767,863</text:p>
          </table:table-cell>
          <table:table-cell table:style-name="ce98" office:value-type="float" office:value="103.122562227897" calcext:value-type="float">
            <text:p><text:s/>103 </text:p>
          </table:table-cell>
          <table:table-cell table:style-name="ce98" office:value-type="float" office:value="760.28510661032" calcext:value-type="float">
            <text:p><text:s/>760 </text:p>
          </table:table-cell>
          <table:table-cell table:style-name="ce105" office:value-type="float" office:value="3.41615359848609" calcext:value-type="float">
            <text:p><text:s/>3.42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彰化縣</text:p>
          </table:table-cell>
          <table:table-cell table:style-name="ce87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63" calcext:value-type="float">
            <text:p><text:s text:c="3"/>9,063</text:p>
          </table:table-cell>
          <table:table-cell table:style-name="ce31" office:value-type="float" office:value="357342" calcext:value-type="float">
            <text:p><text:s text:c="3"/>357,342</text:p>
          </table:table-cell>
          <table:table-cell table:style-name="ce31" office:value-type="float" office:value="1311761" calcext:value-type="float">
            <text:p><text:s text:c="3"/>1,311,761</text:p>
          </table:table-cell>
          <table:table-cell table:style-name="ce31" office:value-type="float" office:value="674616" calcext:value-type="float">
            <text:p><text:s text:c="3"/>674,616</text:p>
          </table:table-cell>
          <table:table-cell table:style-name="ce31" office:value-type="float" office:value="637145" calcext:value-type="float">
            <text:p><text:s text:c="3"/>637,145</text:p>
          </table:table-cell>
          <table:table-cell table:style-name="ce98" office:value-type="float" office:value="105.881078875295" calcext:value-type="float">
            <text:p><text:s/>106 </text:p>
          </table:table-cell>
          <table:table-cell table:style-name="ce98" office:value-type="float" office:value="1220.92878231118" calcext:value-type="float">
            <text:p><text:s/>1,221 </text:p>
          </table:table-cell>
          <table:table-cell table:style-name="ce105" office:value-type="float" office:value="3.67088391512892" calcext:value-type="float">
            <text:p><text:s/>3.67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南投縣</text:p>
          </table:table-cell>
          <table:table-cell table:style-name="ce87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62" calcext:value-type="float">
            <text:p><text:s text:c="3"/>4,262</text:p>
          </table:table-cell>
          <table:table-cell table:style-name="ce31" office:value-type="float" office:value="168420" calcext:value-type="float">
            <text:p><text:s text:c="3"/>168,420</text:p>
          </table:table-cell>
          <table:table-cell table:style-name="ce31" office:value-type="float" office:value="530941" calcext:value-type="float">
            <text:p><text:s text:c="3"/>530,941</text:p>
          </table:table-cell>
          <table:table-cell table:style-name="ce31" office:value-type="float" office:value="273906" calcext:value-type="float">
            <text:p><text:s text:c="3"/>273,906</text:p>
          </table:table-cell>
          <table:table-cell table:style-name="ce31" office:value-type="float" office:value="257035" calcext:value-type="float">
            <text:p><text:s text:c="3"/>257,035</text:p>
          </table:table-cell>
          <table:table-cell table:style-name="ce98" office:value-type="float" office:value="106.563697550917" calcext:value-type="float">
            <text:p><text:s/>107 </text:p>
          </table:table-cell>
          <table:table-cell table:style-name="ce98" office:value-type="float" office:value="129.294843509067" calcext:value-type="float">
            <text:p><text:s/>129 </text:p>
          </table:table-cell>
          <table:table-cell table:style-name="ce105" office:value-type="float" office:value="3.15248189051182" calcext:value-type="float">
            <text:p><text:s/>3.15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雲林縣</text:p>
          </table:table-cell>
          <table:table-cell table:style-name="ce87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403" calcext:value-type="float">
            <text:p><text:s text:c="3"/>6,403</text:p>
          </table:table-cell>
          <table:table-cell table:style-name="ce31" office:value-type="float" office:value="225891" calcext:value-type="float">
            <text:p><text:s text:c="3"/>225,891</text:p>
          </table:table-cell>
          <table:table-cell table:style-name="ce31" office:value-type="float" office:value="722858" calcext:value-type="float">
            <text:p><text:s text:c="3"/>722,858</text:p>
          </table:table-cell>
          <table:table-cell table:style-name="ce31" office:value-type="float" office:value="378374" calcext:value-type="float">
            <text:p><text:s text:c="3"/>378,374</text:p>
          </table:table-cell>
          <table:table-cell table:style-name="ce31" office:value-type="float" office:value="344484" calcext:value-type="float">
            <text:p><text:s text:c="3"/>344,484</text:p>
          </table:table-cell>
          <table:table-cell table:style-name="ce98" office:value-type="float" office:value="109.837902486037" calcext:value-type="float">
            <text:p><text:s/>110 </text:p>
          </table:table-cell>
          <table:table-cell table:style-name="ce98" office:value-type="float" office:value="559.993604128064" calcext:value-type="float">
            <text:p><text:s/>560 </text:p>
          </table:table-cell>
          <table:table-cell table:style-name="ce105" office:value-type="float" office:value="3.20003010301429" calcext:value-type="float">
            <text:p><text:s/>3.20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嘉義縣</text:p>
          </table:table-cell>
          <table:table-cell table:style-name="ce87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8" calcext:value-type="float">
            <text:p><text:s text:c="3"/>5,328</text:p>
          </table:table-cell>
          <table:table-cell table:style-name="ce31" office:value-type="float" office:value="173310" calcext:value-type="float">
            <text:p><text:s text:c="3"/>173,310</text:p>
          </table:table-cell>
          <table:table-cell table:style-name="ce31" office:value-type="float" office:value="547525" calcext:value-type="float">
            <text:p><text:s text:c="3"/>547,525</text:p>
          </table:table-cell>
          <table:table-cell table:style-name="ce31" office:value-type="float" office:value="286354" calcext:value-type="float">
            <text:p><text:s text:c="3"/>286,354</text:p>
          </table:table-cell>
          <table:table-cell table:style-name="ce31" office:value-type="float" office:value="261171" calcext:value-type="float">
            <text:p><text:s text:c="3"/>261,171</text:p>
          </table:table-cell>
          <table:table-cell table:style-name="ce98" office:value-type="float" office:value="109.642341607606" calcext:value-type="float">
            <text:p><text:s/>110 </text:p>
          </table:table-cell>
          <table:table-cell table:style-name="ce98" office:value-type="float" office:value="287.620531795799" calcext:value-type="float">
            <text:p><text:s/>288 </text:p>
          </table:table-cell>
          <table:table-cell table:style-name="ce105" office:value-type="float" office:value="3.15922335699036" calcext:value-type="float">
            <text:p><text:s/>3.1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南縣</text:p>
          </table:table-cell>
          <table:table-cell table:style-name="ce88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62968" calcext:value-type="float">
            <text:p><text:s text:c="3"/>362,968</text:p>
          </table:table-cell>
          <table:table-cell table:style-name="ce31" office:value-type="float" office:value="1103909" calcext:value-type="float">
            <text:p><text:s text:c="3"/>1,103,909</text:p>
          </table:table-cell>
          <table:table-cell table:style-name="ce31" office:value-type="float" office:value="564567" calcext:value-type="float">
            <text:p><text:s text:c="3"/>564,567</text:p>
          </table:table-cell>
          <table:table-cell table:style-name="ce31" office:value-type="float" office:value="539342" calcext:value-type="float">
            <text:p><text:s text:c="3"/>539,342</text:p>
          </table:table-cell>
          <table:table-cell table:style-name="ce98" office:value-type="float" office:value="104.676995301682" calcext:value-type="float">
            <text:p><text:s/>105 </text:p>
          </table:table-cell>
          <table:table-cell table:style-name="ce98" office:value-type="float" office:value="547.571871632422" calcext:value-type="float">
            <text:p><text:s/>548 </text:p>
          </table:table-cell>
          <table:table-cell table:style-name="ce105" office:value-type="float" office:value="3.0413397324282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高雄縣</text:p>
          </table:table-cell>
          <table:table-cell table:style-name="ce88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9" calcext:value-type="float">
            <text:p><text:s text:c="3"/>9,359</text:p>
          </table:table-cell>
          <table:table-cell table:style-name="ce31" office:value-type="float" office:value="424541" calcext:value-type="float">
            <text:p><text:s text:c="3"/>424,541</text:p>
          </table:table-cell>
          <table:table-cell table:style-name="ce31" office:value-type="float" office:value="1241902" calcext:value-type="float">
            <text:p><text:s text:c="3"/>1,241,902</text:p>
          </table:table-cell>
          <table:table-cell table:style-name="ce31" office:value-type="float" office:value="637590" calcext:value-type="float">
            <text:p><text:s text:c="3"/>637,590</text:p>
          </table:table-cell>
          <table:table-cell table:style-name="ce31" office:value-type="float" office:value="604312" calcext:value-type="float">
            <text:p><text:s text:c="3"/>604,312</text:p>
          </table:table-cell>
          <table:table-cell table:style-name="ce98" office:value-type="float" office:value="105.506758098466" calcext:value-type="float">
            <text:p><text:s/>106 </text:p>
          </table:table-cell>
          <table:table-cell table:style-name="ce98" office:value-type="float" office:value="444.699890542199" calcext:value-type="float">
            <text:p><text:s/>445 </text:p>
          </table:table-cell>
          <table:table-cell table:style-name="ce105" office:value-type="float" office:value="2.92528165713088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7" calcext:value-type="float">
            <text:p><text:s text:c="3"/>7,487</text:p>
          </table:table-cell>
          <table:table-cell table:style-name="ce31" office:value-type="float" office:value="272023" calcext:value-type="float">
            <text:p><text:s text:c="3"/>272,023</text:p>
          </table:table-cell>
          <table:table-cell table:style-name="ce31" office:value-type="float" office:value="882601" calcext:value-type="float">
            <text:p><text:s text:c="3"/>882,601</text:p>
          </table:table-cell>
          <table:table-cell table:style-name="ce31" office:value-type="float" office:value="454986" calcext:value-type="float">
            <text:p><text:s text:c="3"/>454,986</text:p>
          </table:table-cell>
          <table:table-cell table:style-name="ce31" office:value-type="float" office:value="427615" calcext:value-type="float">
            <text:p><text:s text:c="3"/>427,615</text:p>
          </table:table-cell>
          <table:table-cell table:style-name="ce98" office:value-type="float" office:value="106.400851233002" calcext:value-type="float">
            <text:p><text:s/>106 </text:p>
          </table:table-cell>
          <table:table-cell table:style-name="ce98" office:value-type="float" office:value="317.985626388641" calcext:value-type="float">
            <text:p><text:s/>318 </text:p>
          </table:table-cell>
          <table:table-cell table:style-name="ce105" office:value-type="float" office:value="3.24458225958834" calcext:value-type="float">
            <text:p><text:s/>3.24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9440" calcext:value-type="float">
            <text:p><text:s text:c="3"/>79,440</text:p>
          </table:table-cell>
          <table:table-cell table:style-name="ce31" office:value-type="float" office:value="232290" calcext:value-type="float">
            <text:p><text:s text:c="3"/>232,290</text:p>
          </table:table-cell>
          <table:table-cell table:style-name="ce31" office:value-type="float" office:value="122001" calcext:value-type="float">
            <text:p><text:s text:c="3"/>122,001</text:p>
          </table:table-cell>
          <table:table-cell table:style-name="ce31" office:value-type="float" office:value="110289" calcext:value-type="float">
            <text:p><text:s text:c="3"/>110,289</text:p>
          </table:table-cell>
          <table:table-cell table:style-name="ce98" office:value-type="float" office:value="110.619372738895" calcext:value-type="float">
            <text:p><text:s/>111 </text:p>
          </table:table-cell>
          <table:table-cell table:style-name="ce98" office:value-type="float" office:value="66.0805997270296" calcext:value-type="float">
            <text:p><text:s/>66 </text:p>
          </table:table-cell>
          <table:table-cell table:style-name="ce105" office:value-type="float" office:value="2.92409365558912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6" calcext:value-type="float">
            <text:p><text:s text:c="3"/>3,656</text:p>
          </table:table-cell>
          <table:table-cell table:style-name="ce31" office:value-type="float" office:value="119462" calcext:value-type="float">
            <text:p><text:s text:c="3"/>119,462</text:p>
          </table:table-cell>
          <table:table-cell table:style-name="ce31" office:value-type="float" office:value="341001" calcext:value-type="float">
            <text:p><text:s text:c="3"/>341,001</text:p>
          </table:table-cell>
          <table:table-cell table:style-name="ce31" office:value-type="float" office:value="176439" calcext:value-type="float">
            <text:p><text:s text:c="3"/>176,439</text:p>
          </table:table-cell>
          <table:table-cell table:style-name="ce31" office:value-type="float" office:value="164562" calcext:value-type="float">
            <text:p><text:s text:c="3"/>164,562</text:p>
          </table:table-cell>
          <table:table-cell table:style-name="ce98" office:value-type="float" office:value="107.217340576804" calcext:value-type="float">
            <text:p><text:s/>107 </text:p>
          </table:table-cell>
          <table:table-cell table:style-name="ce98" office:value-type="float" office:value="73.6730560103275" calcext:value-type="float">
            <text:p><text:s/>74 </text:p>
          </table:table-cell>
          <table:table-cell table:style-name="ce105" office:value-type="float" office:value="2.8544725519412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13" calcext:value-type="float">
            <text:p><text:s text:c="3"/>1,413</text:p>
          </table:table-cell>
          <table:table-cell table:style-name="ce31" office:value-type="float" office:value="32511" calcext:value-type="float">
            <text:p><text:s text:c="3"/>32,511</text:p>
          </table:table-cell>
          <table:table-cell table:style-name="ce31" office:value-type="float" office:value="95292" calcext:value-type="float">
            <text:p><text:s text:c="3"/>95,292</text:p>
          </table:table-cell>
          <table:table-cell table:style-name="ce31" office:value-type="float" office:value="49069" calcext:value-type="float">
            <text:p><text:s text:c="3"/>49,069</text:p>
          </table:table-cell>
          <table:table-cell table:style-name="ce31" office:value-type="float" office:value="46223" calcext:value-type="float">
            <text:p><text:s text:c="3"/>46,223</text:p>
          </table:table-cell>
          <table:table-cell table:style-name="ce98" office:value-type="float" office:value="106.15710793328" calcext:value-type="float">
            <text:p><text:s/>106 </text:p>
          </table:table-cell>
          <table:table-cell table:style-name="ce98" office:value-type="float" office:value="751.134481701285" calcext:value-type="float">
            <text:p><text:s/>751 </text:p>
          </table:table-cell>
          <table:table-cell table:style-name="ce105" office:value-type="float" office:value="2.93106948417459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5693" calcext:value-type="float">
            <text:p><text:s text:c="3"/>145,693</text:p>
          </table:table-cell>
          <table:table-cell table:style-name="ce31" office:value-type="float" office:value="388624" calcext:value-type="float">
            <text:p><text:s text:c="3"/>388,624</text:p>
          </table:table-cell>
          <table:table-cell table:style-name="ce31" office:value-type="float" office:value="196328" calcext:value-type="float">
            <text:p><text:s text:c="3"/>196,328</text:p>
          </table:table-cell>
          <table:table-cell table:style-name="ce31" office:value-type="float" office:value="192296" calcext:value-type="float">
            <text:p><text:s text:c="3"/>192,296</text:p>
          </table:table-cell>
          <table:table-cell table:style-name="ce98" office:value-type="float" office:value="102.096767483463" calcext:value-type="float">
            <text:p><text:s/>102 </text:p>
          </table:table-cell>
          <table:table-cell table:style-name="ce98" office:value-type="float" office:value="2927.29150362047" calcext:value-type="float">
            <text:p><text:s/>2,927 </text:p>
          </table:table-cell>
          <table:table-cell table:style-name="ce105" office:value-type="float" office:value="2.66741710308663" calcext:value-type="float">
            <text:p><text:s/>2.67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7063" calcext:value-type="float">
            <text:p><text:s text:c="3"/>137,063</text:p>
          </table:table-cell>
          <table:table-cell table:style-name="ce31" office:value-type="float" office:value="409365" calcext:value-type="float">
            <text:p><text:s text:c="3"/>409,365</text:p>
          </table:table-cell>
          <table:table-cell table:style-name="ce31" office:value-type="float" office:value="203847" calcext:value-type="float">
            <text:p><text:s text:c="3"/>203,847</text:p>
          </table:table-cell>
          <table:table-cell table:style-name="ce31" office:value-type="float" office:value="205518" calcext:value-type="float">
            <text:p><text:s text:c="3"/>205,518</text:p>
          </table:table-cell>
          <table:table-cell table:style-name="ce98" office:value-type="float" office:value="99.1869325314571" calcext:value-type="float">
            <text:p><text:s/>99 </text:p>
          </table:table-cell>
          <table:table-cell table:style-name="ce98" office:value-type="float" office:value="3930.43476591079" calcext:value-type="float">
            <text:p><text:s/>3,930 </text:p>
          </table:table-cell>
          <table:table-cell table:style-name="ce105" office:value-type="float" office:value="2.98669225100866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中市</text:p>
          </table:table-cell>
          <table:table-cell table:style-name="ce88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41" calcext:value-type="float">
            <text:p><text:s text:c="3"/>5,241</text:p>
          </table:table-cell>
          <table:table-cell table:style-name="ce31" office:value-type="float" office:value="374481" calcext:value-type="float">
            <text:p><text:s text:c="3"/>374,481</text:p>
          </table:table-cell>
          <table:table-cell table:style-name="ce31" office:value-type="float" office:value="1070792" calcext:value-type="float">
            <text:p><text:s text:c="3"/>1,070,792</text:p>
          </table:table-cell>
          <table:table-cell table:style-name="ce31" office:value-type="float" office:value="521746" calcext:value-type="float">
            <text:p><text:s text:c="3"/>521,746</text:p>
          </table:table-cell>
          <table:table-cell table:style-name="ce31" office:value-type="float" office:value="549046" calcext:value-type="float">
            <text:p><text:s text:c="3"/>549,046</text:p>
          </table:table-cell>
          <table:table-cell table:style-name="ce98" office:value-type="float" office:value="95.0277390236884" calcext:value-type="float">
            <text:p><text:s/>95 </text:p>
          </table:table-cell>
          <table:table-cell table:style-name="ce98" office:value-type="float" office:value="6552.1680813777" calcext:value-type="float">
            <text:p><text:s/>6,552 </text:p>
          </table:table-cell>
          <table:table-cell table:style-name="ce105" office:value-type="float" office:value="2.85940274673481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4243" calcext:value-type="float">
            <text:p><text:s text:c="3"/>94,243</text:p>
          </table:table-cell>
          <table:table-cell table:style-name="ce31" office:value-type="float" office:value="274051" calcext:value-type="float">
            <text:p><text:s text:c="3"/>274,051</text:p>
          </table:table-cell>
          <table:table-cell table:style-name="ce31" office:value-type="float" office:value="135131" calcext:value-type="float">
            <text:p><text:s text:c="3"/>135,131</text:p>
          </table:table-cell>
          <table:table-cell table:style-name="ce31" office:value-type="float" office:value="138920" calcext:value-type="float">
            <text:p><text:s text:c="3"/>138,920</text:p>
          </table:table-cell>
          <table:table-cell table:style-name="ce98" office:value-type="float" office:value="97.2725309530665" calcext:value-type="float">
            <text:p><text:s/>97 </text:p>
          </table:table-cell>
          <table:table-cell table:style-name="ce98" office:value-type="float" office:value="4565.56869069197" calcext:value-type="float">
            <text:p><text:s/>4,566 </text:p>
          </table:table-cell>
          <table:table-cell table:style-name="ce105" office:value-type="float" office:value="2.90791889052768" calcext:value-type="float">
            <text:p><text:s/>2.91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南市</text:p>
          </table:table-cell>
          <table:table-cell table:style-name="ce88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4990" calcext:value-type="float">
            <text:p><text:s text:c="3"/>264,990</text:p>
          </table:table-cell>
          <table:table-cell table:style-name="ce31" office:value-type="float" office:value="770363" calcext:value-type="float">
            <text:p><text:s text:c="3"/>770,363</text:p>
          </table:table-cell>
          <table:table-cell table:style-name="ce31" office:value-type="float" office:value="381947" calcext:value-type="float">
            <text:p><text:s text:c="3"/>381,947</text:p>
          </table:table-cell>
          <table:table-cell table:style-name="ce31" office:value-type="float" office:value="388416" calcext:value-type="float">
            <text:p><text:s text:c="3"/>388,416</text:p>
          </table:table-cell>
          <table:table-cell table:style-name="ce98" office:value-type="float" office:value="98.3345176305816" calcext:value-type="float">
            <text:p><text:s/>98 </text:p>
          </table:table-cell>
          <table:table-cell table:style-name="ce98" office:value-type="float" office:value="4385.89409583844" calcext:value-type="float">
            <text:p><text:s/>4,386 </text:p>
          </table:table-cell>
          <table:table-cell table:style-name="ce105" office:value-type="float" office:value="2.9071398920714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09" calcext:value-type="float">
            <text:p><text:s text:c="3"/>9,509</text:p>
          </table:table-cell>
          <table:table-cell table:style-name="ce28" office:value-type="float" office:value="965870" calcext:value-type="float">
            <text:p><text:s text:c="3"/>965,870</text:p>
          </table:table-cell>
          <table:table-cell table:style-name="ce28" office:value-type="float" office:value="2612605" calcext:value-type="float">
            <text:p><text:s text:c="3"/>2,612,605</text:p>
          </table:table-cell>
          <table:table-cell table:style-name="ce28" office:value-type="float" office:value="1264203" calcext:value-type="float">
            <text:p><text:s text:c="3"/>1,264,203</text:p>
          </table:table-cell>
          <table:table-cell table:style-name="ce28" office:value-type="float" office:value="1348402" calcext:value-type="float">
            <text:p><text:s text:c="3"/>1,348,402</text:p>
          </table:table-cell>
          <table:table-cell table:style-name="ce97" office:value-type="float" office:value="93.7556455715729" calcext:value-type="float">
            <text:p><text:s/>94 </text:p>
          </table:table-cell>
          <table:table-cell table:style-name="ce97" office:value-type="float" office:value="9612.24386929051" calcext:value-type="float">
            <text:p><text:s/>9,612 </text:p>
          </table:table-cell>
          <table:table-cell table:style-name="ce104" office:value-type="float" office:value="2.70492405810306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4" calcext:value-type="float">
            <text:p><text:s text:c="3"/>454</text:p>
          </table:table-cell>
          <table:table-cell table:style-name="ce94" office:value-type="float" office:value="8429" calcext:value-type="float">
            <text:p><text:s text:c="3"/>8,429</text:p>
          </table:table-cell>
          <table:table-cell table:style-name="ce28" office:value-type="float" office:value="577711" calcext:value-type="float">
            <text:p><text:s text:c="3"/>577,711</text:p>
          </table:table-cell>
          <table:table-cell table:style-name="ce28" office:value-type="float" office:value="1526840" calcext:value-type="float">
            <text:p><text:s text:c="3"/>1,526,840</text:p>
          </table:table-cell>
          <table:table-cell table:style-name="ce28" office:value-type="float" office:value="756146" calcext:value-type="float">
            <text:p><text:s text:c="3"/>756,146</text:p>
          </table:table-cell>
          <table:table-cell table:style-name="ce28" office:value-type="float" office:value="770694" calcext:value-type="float">
            <text:p><text:s text:c="3"/>770,694</text:p>
          </table:table-cell>
          <table:table-cell table:style-name="ce97" office:value-type="float" office:value="98.1123506865241" calcext:value-type="float">
            <text:p><text:s/>98 </text:p>
          </table:table-cell>
          <table:table-cell table:style-name="ce97" office:value-type="float" office:value="9940.83703196832" calcext:value-type="float">
            <text:p><text:s/>9,941 </text:p>
          </table:table-cell>
          <table:table-cell table:style-name="ce104" office:value-type="float" office:value="2.64291315207777" calcext:value-type="float">
            <text:p><text:s/>2.64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902" calcext:value-type="float">
            <text:p><text:s text:c="3"/>902</text:p>
          </table:table-cell>
          <table:table-cell table:style-name="ce28" office:value-type="float" office:value="33273" calcext:value-type="float">
            <text:p><text:s text:c="3"/>33,273</text:p>
          </table:table-cell>
          <table:table-cell table:style-name="ce28" office:value-type="float" office:value="101121" calcext:value-type="float">
            <text:p><text:s text:c="3"/>101,121</text:p>
          </table:table-cell>
          <table:table-cell table:style-name="ce28" office:value-type="float" office:value="53152" calcext:value-type="float">
            <text:p><text:s text:c="3"/>53,152</text:p>
          </table:table-cell>
          <table:table-cell table:style-name="ce28" office:value-type="float" office:value="47969" calcext:value-type="float">
            <text:p><text:s text:c="3"/>47,969</text:p>
          </table:table-cell>
          <table:table-cell table:style-name="ce97" office:value-type="float" office:value="110.80489482791" calcext:value-type="float">
            <text:p><text:s/>111 </text:p>
          </table:table-cell>
          <table:table-cell table:style-name="ce97" office:value-type="float" office:value="560.36374517888" calcext:value-type="float">
            <text:p><text:s/>560 </text:p>
          </table:table-cell>
          <table:table-cell table:style-name="ce104" office:value-type="float" office:value="3.0391308267965" calcext:value-type="float">
            <text:p><text:s/>3.04 </text:p>
          </table:table-cell>
          <table:table-cell table:number-columns-repeated="1012"/>
        </table:table-row>
        <table:table-row table:style-name="ro7">
          <table:table-cell table:style-name="ce80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65" calcext:value-type="float">
            <text:p><text:s text:c="3"/>765</text:p>
          </table:table-cell>
          <table:table-cell table:style-name="ce31" office:value-type="float" office:value="31233" calcext:value-type="float">
            <text:p><text:s text:c="3"/>31,233</text:p>
          </table:table-cell>
          <table:table-cell table:style-name="ce31" office:value-type="float" office:value="91261" calcext:value-type="float">
            <text:p><text:s text:c="3"/>91,261</text:p>
          </table:table-cell>
          <table:table-cell table:style-name="ce31" office:value-type="float" office:value="47436" calcext:value-type="float">
            <text:p><text:s text:c="3"/>47,436</text:p>
          </table:table-cell>
          <table:table-cell table:style-name="ce31" office:value-type="float" office:value="43825" calcext:value-type="float">
            <text:p><text:s text:c="3"/>43,825</text:p>
          </table:table-cell>
          <table:table-cell table:style-name="ce98" office:value-type="float" office:value="108.239589275528" calcext:value-type="float">
            <text:p><text:s/>108 </text:p>
          </table:table-cell>
          <table:table-cell table:style-name="ce98" office:value-type="float" office:value="601.763200928417" calcext:value-type="float">
            <text:p><text:s/>602 </text:p>
          </table:table-cell>
          <table:table-cell table:style-name="ce105" office:value-type="float" office:value="2.92194153619569" calcext:value-type="float">
            <text:p><text:s/>2.92 </text:p>
          </table:table-cell>
          <table:table-cell table:number-columns-repeated="1012"/>
        </table:table-row>
        <table:table-row table:style-name="ro7">
          <table:table-cell table:style-name="ce80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40" calcext:value-type="float">
            <text:p><text:s text:c="3"/>2,040</text:p>
          </table:table-cell>
          <table:table-cell table:style-name="ce31" office:value-type="float" office:value="9860" calcext:value-type="float">
            <text:p><text:s text:c="3"/>9,860</text:p>
          </table:table-cell>
          <table:table-cell table:style-name="ce31" office:value-type="float" office:value="5716" calcext:value-type="float">
            <text:p><text:s text:c="3"/>5,716</text:p>
          </table:table-cell>
          <table:table-cell table:style-name="ce31" office:value-type="float" office:value="4144" calcext:value-type="float">
            <text:p><text:s text:c="3"/>4,144</text:p>
          </table:table-cell>
          <table:table-cell table:style-name="ce99" office:value-type="float" office:value="137.934362934363" calcext:value-type="float">
            <text:p><text:s/>138 </text:p>
          </table:table-cell>
          <table:table-cell table:style-name="ce98" office:value-type="float" office:value="342.361111111111" calcext:value-type="float">
            <text:p><text:s/>342 </text:p>
          </table:table-cell>
          <table:table-cell table:style-name="ce105" office:value-type="float" office:value="4.83333333333333" calcext:value-type="float">
            <text:p><text:s/>4.83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東沙群島</text:p>
          </table:table-cell>
          <table:table-cell table:style-name="ce89" office:value-type="float" office:value="2.38" calcext:value-type="float">
            <text:p><text:s text:c="3"/>2.3800</text:p>
          </table:table-cell>
          <table:table-cell table:style-name="ce91" office:value-type="float" office:value="0" calcext:value-type="float">
            <text:p>— </text:p>
          </table:table-cell>
          <table:table-cell table:number-columns-repeated="8" table:style-name="ce92" office:value-type="float" office:value="0" calcext:value-type="float">
            <text:p>— </text:p>
          </table:table-cell>
          <table:table-cell table:style-name="ce106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南沙群島</text:p>
          </table:table-cell>
          <table:table-cell table:style-name="ce89" office:value-type="float" office:value="0.4896" calcext:value-type="float">
            <text:p><text:s text:c="3"/>0.4896</text:p>
          </table:table-cell>
          <table:table-cell table:number-columns-repeated="9" table:style-name="ce92" office:value-type="float" office:value="0" calcext:value-type="float">
            <text:p>— </text:p>
          </table:table-cell>
          <table:table-cell table:style-name="ce106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2"/>
          <table:table-cell table:style-name="ce90"/>
          <table:table-cell table:style-name="ce93" table:number-columns-repeated="7"/>
          <table:table-cell table:style-name="ce100" table:number-columns-repeated="2"/>
          <table:table-cell table:style-name="ce107"/>
          <table:table-cell table:style-name="ce108" table:number-columns-repeated="244"/>
          <table:table-cell table:style-name="ce110" table:number-columns-repeated="768"/>
        </table:table-row>
        <table:table-row table:style-name="ro13">
          <table:table-cell table:style-name="ce83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5" table:number-columns-repeated="6"/>
          <table:table-cell/>
          <table:table-cell table:style-name="ce10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9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2"/>
          <table:table-cell table:style-name="ce109"/>
          <table:table-cell table:style-name="ce108" table:number-columns-repeated="1011"/>
        </table:table-row>
        <table:table-row table:style-name="ro10">
          <table:table-cell table:style-name="ce8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5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08.xls'#$''.$G$5]"/>
        <table:named-expression table:name="出生" table:base-cell-address="$年月別.$A$1" table:expression="['file:///D:/123/o60/%E8%A1%A8%E5%85%AD9808.xls'#$''.$V$14:.$V$34]"/>
        <table:named-expression table:name="月底人口數" table:base-cell-address="$年月別.$A$1" table:expression="['file:///D:/123/o60/%E8%A1%A8%E5%85%AD9808.xls'#$''.$AT$14:.$AU$34]"/>
        <table:named-expression table:name="死亡" table:base-cell-address="$年月別.$A$1" table:expression="['file:///D:/123/o60/%E8%A1%A8%E5%85%AD9808.xls'#$''.$Y$14:.$Y$34]"/>
        <table:named-expression table:name="結婚" table:base-cell-address="$年月別.$A$1" table:expression="['file:///D:/123/o60/%E8%A1%A8%E5%85%AD9808.xls'#$''.$L$14:.$L$34]"/>
        <table:named-expression table:name="鄰數戶數" table:base-cell-address="$年月別.$A$1" table:expression="['file:///D:/123/o60/%E8%A1%A8%E5%85%AD9808.xls'#$''.$AQ$14:.$AR$34]"/>
        <table:named-expression table:name="離婚" table:base-cell-address="$年月別.$A$1" table:expression="['file:///D:/123/o60/%E8%A1%A8%E5%85%AD98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40:55</meta:creation-date>
    <dc:creator>user</dc:creator>
    <dc:date>2009-09-08T09:41:40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